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545" officeooo:paragraph-rsid="000cd545"/>
    </style:style>
    <style:style style:name="P2" style:family="paragraph" style:parent-style-name="Standard">
      <style:text-properties officeooo:rsid="000ec2f1" officeooo:paragraph-rsid="000ec2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cours FRONT – BACK et BACK – FRONT == développer a fond l’entrée du Gencode car c’est chouette comme fonctionnalité.</text:p>
      <text:p text:style-name="P1"/>
      <text:p text:style-name="P1">Pourquoi je chiffre les mots de passe. </text:p>
      <text:p text:style-name="P1"/>
      <text:p text:style-name="P1">Test Unitaire.</text:p>
      <text:p text:style-name="P1"/>
      <text:p text:style-name="P1">Changer logo BSCC car pas lisible.</text:p>
      <text:p text:style-name="P1"/>
      <text:p text:style-name="P1">ARRETER DE DIRE VOILA !!</text:p>
      <text:p text:style-name="P1"/>
      <text:p text:style-name="P1">Dire comment je verrai le futur de l’application.</text:p>
      <text:p text:style-name="P1"/>
      <text:p text:style-name="P2">Lancer un timer.</text:p>
      <text:p text:style-name="P2"/>
      <text:p text:style-name="P2">Préparer des choses optionnelles si je suis en avance.</text:p>
      <text:p text:style-name="P2"/>
      <text:p text:style-name="P2">Ne pas hésiter à raconter des histoi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1:45:49.782680102</meta:creation-date>
    <meta:editing-duration>PT38S</meta:editing-duration>
    <meta:editing-cycles>2</meta:editing-cycles>
    <meta:generator>LibreOffice/6.0.7.3$Linux_X86_64 LibreOffice_project/00m0$Build-3</meta:generator>
    <dc:date>2019-06-13T11:46:26.643671578</dc:date>
    <meta:document-statistic meta:table-count="0" meta:image-count="0" meta:object-count="0" meta:page-count="1" meta:paragraph-count="9" meta:word-count="65" meta:character-count="389" meta:non-whitespace-character-count="330"/>
  </office:meta>
</office:document-meta>
</file>